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1259" officeooo:paragraph-rsid="00141259"/>
    </style:style>
    <style:style style:name="P2" style:family="paragraph" style:parent-style-name="Standard">
      <style:paragraph-properties fo:text-align="justify" style:justify-single-word="false"/>
      <style:text-properties fo:language="fr" fo:country="FR" officeooo:rsid="00540c06" officeooo:paragraph-rsid="0016740c"/>
    </style:style>
    <style:style style:name="P3" style:family="paragraph" style:parent-style-name="Standard" style:list-style-name="L1">
      <style:paragraph-properties fo:text-align="justify" style:justify-single-word="false"/>
      <style:text-properties fo:language="fr" fo:country="FR" officeooo:paragraph-rsid="0016740c"/>
    </style:style>
    <style:style style:name="P4" style:family="paragraph" style:parent-style-name="Standard">
      <style:paragraph-properties fo:text-align="justify" style:justify-single-word="false"/>
      <style:text-properties fo:language="fr" fo:country="FR" officeooo:paragraph-rsid="0016740c"/>
    </style:style>
    <style:style style:name="P5" style:family="paragraph" style:parent-style-name="Standard">
      <style:paragraph-properties fo:text-align="justify" style:justify-single-word="false"/>
      <style:text-properties style:font-name="Times New Roman" fo:language="fr" fo:country="FR" fo:font-weight="bold" officeooo:rsid="000b5756" officeooo:paragraph-rsid="0016740c" style:font-size-asian="10.5pt" style:font-weight-asian="bold" style:font-weight-complex="bold"/>
    </style:style>
    <style:style style:name="T1" style:family="text">
      <style:text-properties style:font-name="Times New Roman"/>
    </style:style>
    <style:style style:name="T2" style:family="text">
      <style:text-properties style:font-name="Times New Roman" officeooo:rsid="004fffaa"/>
    </style:style>
    <style:style style:name="T3" style:family="text">
      <style:text-properties style:font-name="Times New Roman" officeooo:rsid="004cb50f"/>
    </style:style>
    <style:style style:name="T4" style:family="text">
      <style:text-properties style:font-name="Times New Roman" officeooo:rsid="000d906b"/>
    </style:style>
    <style:style style:name="T5" style:family="text">
      <style:text-properties style:font-name="Times New Roman" officeooo:rsid="004e2660"/>
    </style:style>
    <style:style style:name="T6" style:family="text">
      <style:text-properties style:font-name="Times New Roman" officeooo:rsid="004fd853"/>
    </style:style>
    <style:style style:name="T7" style:family="text">
      <style:text-properties style:font-name="Times New Roman" officeooo:rsid="00540c06"/>
    </style:style>
    <style:style style:name="T8" style:family="text">
      <style:text-properties style:font-name="Times New Roman" fo:font-style="italic" officeooo:rsid="004e2660" style:font-style-asian="italic" style:font-style-complex="italic"/>
    </style:style>
    <style:style style:name="T9" style:family="text">
      <style:text-properties style:font-name="Times New Roman" officeooo:rsid="00195224"/>
    </style:style>
    <style:style style:name="T10" style:family="text">
      <style:text-properties style:font-name="Times New Roman" officeooo:rsid="005117d3"/>
    </style:style>
    <style:style style:name="T11" style:family="text">
      <style:text-properties style:font-name="Times New Roman" officeooo:rsid="001149f1"/>
    </style:style>
    <style:style style:name="T12" style:family="text">
      <style:text-properties style:font-name="Times New Roman" officeooo:rsid="001290a4"/>
    </style:style>
    <style:style style:name="T13" style:family="text">
      <style:text-properties style:font-name="Times New Roman" officeooo:rsid="0052ec1a"/>
    </style:style>
    <style:style style:name="T14" style:family="text">
      <style:text-properties style:font-name="Times New Roman" officeooo:rsid="0052f6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4"><text:span text:style-name="T1"><text:tab/></text:span><text:span text:style-name="T3">Les systèmes de communication et d'archivage d'images médicales, dénommés Picture Archiving and Communication Systems (PACS), reposent sur le standard DICOM (Digital imaging and communications in medicine).</text:span><text:span text:style-name="T1"> </text:span><text:span text:style-name="T4">DICOM est une norme qui définit </text:span><text:span text:style-name="T3">à la fois un</text:span><text:span text:style-name="T4"> format de fichier et </text:span><text:span text:style-name="T3">un protocole de communication</text:span><text:span text:style-name="T4">. Un</text:span><text:span text:style-name="T3">e</text:span><text:span text:style-name="T4"> </text:span><text:span text:style-name="T3">image</text:span><text:span text:style-name="T4"> </text:span><text:span text:style-name="T3">au format </text:span><text:span text:style-name="T4">DICOM </text:span><text:span text:style-name="T3">comprend</text:span><text:span text:style-name="T4"> un </text:span><text:span text:style-name="T3">préambule et un préfixe (« DICM »)</text:span><text:span text:style-name="T4">, </text:span><text:span text:style-name="T3">des</text:span><text:span text:style-name="T4"> métadonnées <text:s/>et </text:span><text:span text:style-name="T3">les pixels</text:span><text:span text:style-name="T4"> (contenu </text:span><text:span text:style-name="T3">réel de l'image</text:span><text:span text:style-name="T4">). </text:span><text:span text:style-name="T3">Nous nous intéresserons plus particulièrement aux métadonnées dans </text:span><text:span text:style-name="T5">le carde de </text:span><text:span text:style-name="T3">ce stage</text:span><text:span text:style-name="T4">. </text:span><text:span text:style-name="T6">Les métadonnées permettent d'associer à une image médicale différentes informations pertinentes sur le patient (nom du patient, ID du patient, date de naissance, ...), l'examen (date de l'exame</text:span><text:span text:style-name="T7">n</text:span><text:span text:style-name="T6">, ...), les conditions d'acquisitions, ... </text:span><text:span text:style-name="T5">Les</text:span><text:span text:style-name="T4"> métadonnées DICOM </text:span><text:span text:style-name="T5">comprennent</text:span><text:span text:style-name="T4"> </text:span><text:span text:style-name="T5">des </text:span><text:span text:style-name="T4">centaines d</text:span><text:span text:style-name="T5">e champs</text:span><text:span text:style-name="T4">, </text:span><text:span text:style-name="T5">les </text:span><text:span text:style-name="T8">DataElement</text:span><text:span text:style-name="T5">,</text:span><text:span text:style-name="T4"> qui sont </text:span><text:span text:style-name="T5">organisés de façon </text:span><text:span text:style-name="T7">hiérarchique</text:span><text:span text:style-name="T5"> :</text:span><text:span text:style-name="T4"> </text:span><text:span text:style-name="T5">(1) à chaque patient est associé un ou plusieurs examens (studies), (2) Ces examens peuvent contenir une ou plusieurs séries d'images (par exemple un examen TEP/TDM), (3) Chaque série comprend une ou plusieurs instances (par exemple les différentes coupes d'une image scan</text:span><text:span text:style-name="T7">n</text:span><text:span text:style-name="T5">er)</text:span><text:span text:style-name="T4">. </text:span><field:fieldmark-start/><text:span text:style-name="T2">Il existe plus de 3000 champs dans le dictionnaire DICOM. Ce nombre pourrait augmenter dans les années à venir avec le développement de la technologie médicale.</text:span></text:p>
      <text:p text:style-name="P4"><text:span text:style-name="T9"><text:tab/></text:span><text:span text:style-name="T10">Les </text:span><text:span text:style-name="T11">PACS permet</text:span><text:span text:style-name="T10">tent</text:span><text:span text:style-name="T11"> l</text:span><text:span text:style-name="T10">e</text:span><text:span text:style-name="T11"> stockage </text:span><text:span text:style-name="T10">et</text:span><text:span text:style-name="T11"> la récupération d</text:span><text:span text:style-name="T10">'images médicales </text:span><text:span text:style-name="T11"><text:s/>DICOM. </text:span><text:span text:style-name="T10">Les données sont archivées et récupérées via le protocole de communication DICOM.</text:span><text:span text:style-name="T11"> </text:span><text:span text:style-name="T10">Dans ce cadre, l'objectif de notre travail est la création d'un système permettant de stocker et d'indexer rapidement des fichiers DICOM. </text:span><text:span text:style-name="T12"><text:s/></text:span><text:span text:style-name="T13">Les fichiers DICOM sont traditionnellement indexés et intégrés dans une base de données relationnelle de type SQL.</text:span><text:span text:style-name="T12"> </text:span><text:span text:style-name="T13">Un problème majeur relatif à ce type de base de données est que seul un nombre limité de champs DICOM peuvent être gérés. De plus, une difficulté additionnelle est que les champs DICOM employés varient grandement selon les contextes cliniques. Ils sont finalement difficilement classables et donc semi-structurés. </text:span><text:span text:style-name="T14">Dans ce contexte, nous explorons de nouvelles approches permettant l’intégration et la gestion d’entrepôt d’images archivant de larges volumes d’objets DICOM. Nous investiguons en particulier deux méthodes pour indexer les objets DICOM : (1) l'utilisation d'un moteur de recherche et (2) l’utilisation d'une base de données orientée document, permettant notamment l’intégration de tous les champs DICOM semi-structurés et hétérogènes. Nous explorons plus particulièrement l’utilisation de MongoDB pour intégrer et indexer des objets DICOM archivés sur un disque. Pour cela trois étapes sont nécessaires:</text:span></text:p>
      <text:list xml:id="list6978475118815957814" text:style-name="L1">
        <text:list-item>
          <text:p text:style-name="P3"><text:span text:style-name="T14">conception d’un système de notification de fichiers basé sur Inotify de Linux,</text:span></text:p>
        </text:list-item>
        <text:list-item>
          <text:p text:style-name="P3"><text:span text:style-name="T14">analyse syntaxiques des fichiers DICOM sur le disque, puis</text:span></text:p>
        </text:list-item>
        <text:list-item>
          <text:p text:style-name="P3"><text:span text:style-name="T14">stockage et indexation des données dans une base de données.</text:span></text:p>
        </text:list-item>
      </text:list>
      <text:p text:style-name="P2"><text:span text:style-name="T2">Ce système pourrait, par exemple, être utilisé pour un back-end d'une interface web DICOM ou pour une indexation rapide de CD ou de disqu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09:03:59.381515445</meta:creation-date>
    <dc:date>2015-07-08T17:55:30.631301541</dc:date>
    <meta:editing-duration>PT6H52M14S</meta:editing-duration>
    <meta:editing-cycles>1</meta:editing-cycles>
    <meta:document-statistic meta:table-count="0" meta:image-count="0" meta:object-count="0" meta:page-count="1" meta:paragraph-count="7" meta:word-count="450" meta:character-count="3006" meta:non-whitespace-character-count="2562"/>
    <meta:generator>LibreOffice/4.2.8.2$Linux_X86_64 LibreOffice_project/420m0$Build-2</meta:generator>
  </office:meta>
</office:document-meta>
</file>